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808080" draw:fill="none" draw:fill-color="#ffffff" draw:textarea-horizontal-align="left" draw:auto-grow-height="true" draw:auto-grow-width="true" fo:min-height="0.558cm" fo:min-width="4.947cm" fo:padding-top="0.225cm" fo:padding-bottom="0.225cm" fo:padding-left="0.35cm" fo:padding-right="0.35cm"/>
    </style:style>
    <style:style style:name="gr2" style:family="graphic" style:parent-style-name="standard">
      <style:graphic-properties draw:stroke="dash" draw:stroke-dash="Fine_20_Dashed_20__28_var_29_" svg:stroke-color="#808080" draw:fill="none" draw:fill-color="#ffffff" draw:textarea-horizontal-align="left" draw:auto-grow-height="true" draw:auto-grow-width="true" fo:min-height="1.202cm" fo:min-width="5.568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svg:stroke-color="#8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800000" draw:fill="solid" draw:fill-color="#fffee2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dash" draw:stroke-dash="Fine_20_Dashed_20__28_var_29_" svg:stroke-color="#000080" draw:fill="none" draw:fill-color="#ffffff" draw:textarea-horizontal-align="left" draw:auto-grow-height="true" draw:auto-grow-width="true" fo:min-height="1.202cm" fo:min-width="5.568cm" fo:padding-top="0.225cm" fo:padding-bottom="0.225cm" fo:padding-left="0.35cm" fo:padding-right="0.35cm"/>
    </style:style>
    <style:style style:name="gr8" style:family="graphic" style:parent-style-name="standard">
      <style:graphic-properties draw:stroke="dash" draw:stroke-dash="Fine_20_Dashed_20__28_var_29_" svg:stroke-color="#0000ff" draw:fill="none" draw:fill-color="#ffffff" draw:textarea-horizontal-align="left" draw:auto-grow-height="true" draw:auto-grow-width="true" fo:min-height="1.202cm" fo:min-width="17.037cm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font-size="10.5pt" style:font-size-asian="10.5pt" style:font-size-complex="10.5pt"/>
    </style:style>
    <style:style style:name="P2" style:family="paragraph">
      <style:text-properties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P6" style:family="paragraph">
      <style:text-properties fo:color="#000080"/>
    </style:style>
    <style:style style:name="P7" style:family="paragraph">
      <style:text-properties fo:color="#800000"/>
    </style:style>
    <style:style style:name="P8" style:family="paragraph">
      <style:text-properties fo:color="#0000ff"/>
    </style:style>
    <style:style style:name="T1" style:family="text">
      <style:text-properties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use-window-font-color="true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8" style:family="text">
      <style:text-properties style:use-window-font-color="true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9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0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80" fo:font-size="15pt" style:font-size-asian="15pt" style:font-size-complex="15pt"/>
    </style:style>
    <style:style style:name="T12" style:family="text">
      <style:text-properties fo:color="#0000ff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0000ff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800000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800000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800000" fo:font-size="10.5pt" style:font-size-asian="10.5pt" style:font-size-complex="10.5pt"/>
    </style:style>
    <style:style style:name="T17" style:family="text">
      <style:text-properties fo:color="#800000" fo:font-size="15pt" style:font-size-asian="15pt" style:font-size-complex="15pt"/>
    </style:style>
    <style:style style:name="T18" style:family="text">
      <style:text-properties fo:color="#0000ff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19" style:family="text">
      <style:text-properties fo:color="#0000ff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color="#0000ff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49cm" svg:height="2.111cm" svg:x="7.604cm" svg:y="5.493cm">
          <draw:text-box>
            <text:p text:style-name="P1"><text:span text:style-name="T1">&lt;account oid="</text:span><text:span text:style-name="T2">600ddeed</text:span><text:span text:style-name="T3">-feed-beef-f00d-222233331111</text:span><text:span text:style-name="T1">”&gt;</text:span></text:p>
            <text:p text:style-name="P1"><text:span text:style-name="T1"><text:s text:c="2"/></text:span><text:span text:style-name="T1">&lt;name&gt;jsparrow&lt;/name&gt;</text:span><text:span text:style-name="T1"><text:line-break/></text:span><text:span text:style-name="T1"> <text:s/>...</text:span></text:p>
            <text:p text:style-name="P1"><text:span text:style-name="T1">&lt;/account&gt;</text:span></text:p>
          </draw:text-box>
        </draw:frame>
        <draw:frame draw:style-name="gr2" draw:text-style-name="P2" draw:layer="layout" svg:width="13.469cm" svg:height="3.356cm" svg:x="1.602cm" svg:y="1.361cm">
          <draw:text-box>
            <text:p text:style-name="P1"><text:span text:style-name="T1">&lt;user oid="deadbeef-600d-f00d-b004-111111111111”&gt;</text:span></text:p>
            <text:p text:style-name="P1"><text:span text:style-name="T1"><text:s text:c="2"/></text:span><text:span text:style-name="T1">&lt;name&gt;jack&lt;/name&gt;</text:span></text:p>
            <text:p text:style-name="P1"><text:span text:style-name="T1"><text:s text:c="2"/></text:span><text:span text:style-name="T1">&lt;fullName&gt;Cpt. Jack Sparrow&lt;/fullName&gt;</text:span><text:span text:style-name="T1"><text:line-break/></text:span><text:span text:style-name="T1"> <text:s/>...</text:span></text:p>
            <text:p text:style-name="P1"><text:span text:style-name="T1"><text:s text:c="2"/></text:span><text:span text:style-name="T2">&lt;accountRef oid=”</text:span><text:span text:style-name="T3">600ddeed-feed-beef-f00d-222233331111</text:span><text:span text:style-name="T2">”/&gt;</text:span><text:span text:style-name="T1"><text:line-break/></text:span><text:span text:style-name="T1"> <text:s/>...</text:span></text:p>
            <text:p text:style-name="P1"><text:span text:style-name="T1">&lt;/user&gt;</text:span></text:p>
          </draw:text-box>
        </draw:frame>
        <draw:path draw:style-name="gr3" draw:text-style-name="P3" draw:layer="layout" svg:width="8.064cm" svg:height="3.26cm" draw:transform="rotate (-0.179768912956569) translate (7.52933270457776cm 2.19770831098215cm)" svg:viewBox="0 0 8065 3261" svg:d="m7535 1632c3456 400-11288 3079-6608 3261">
          <text:p/>
        </draw:path>
      </draw:page>
      <draw:page draw:name="page2" draw:style-name="dp1" draw:master-page-name="Default">
        <draw:frame draw:style-name="gr1" draw:text-style-name="P2" draw:layer="layout" svg:width="13.47cm" svg:height="2.526cm" svg:x="5.572cm" svg:y="5.332cm">
          <draw:text-box>
            <text:p text:style-name="P1"><text:span text:style-name="T1">&lt;account oid="</text:span><text:span text:style-name="T2">600ddeed</text:span><text:span text:style-name="T3">-feed-beef-f00d-222233331111</text:span><text:span text:style-name="T1">”&gt;</text:span></text:p>
            <text:p text:style-name="P1"><text:span text:style-name="T1"><text:s text:c="2"/></text:span><text:span text:style-name="T1">&lt;name&gt;jsparrow&lt;/name&gt;</text:span></text:p>
            <text:p text:style-name="P1"><text:span text:style-name="T1"><text:s text:c="2"/></text:span><text:span text:style-name="T4">&lt;resourceRef oid=”abad</text:span><text:span text:style-name="T5">deed-1004-dead-b00t-888899994321”&gt;</text:span><text:span text:style-name="T1"><text:line-break/></text:span><text:span text:style-name="T1"> <text:s/>...</text:span></text:p>
            <text:p text:style-name="P1"><text:span text:style-name="T1">&lt;/account&gt;</text:span></text:p>
          </draw:text-box>
        </draw:frame>
        <draw:frame draw:style-name="gr2" draw:text-style-name="P2" draw:layer="layout" svg:width="13.469cm" svg:height="3.356cm" svg:x="1.602cm" svg:y="1.361cm">
          <draw:text-box>
            <text:p text:style-name="P1"><text:span text:style-name="T1">&lt;user oid="deadbeef-600d-f00d-b004-111111111111”&gt;</text:span></text:p>
            <text:p text:style-name="P1"><text:span text:style-name="T1"><text:s text:c="2"/></text:span><text:span text:style-name="T1">&lt;name&gt;jack&lt;/name&gt;</text:span></text:p>
            <text:p text:style-name="P1"><text:span text:style-name="T1"><text:s text:c="2"/></text:span><text:span text:style-name="T1">&lt;fullName&gt;Cpt. Jack Sparrow&lt;/fullName&gt;</text:span><text:span text:style-name="T1"><text:line-break/></text:span><text:span text:style-name="T1"> <text:s/>...</text:span></text:p>
            <text:p text:style-name="P1"><text:span text:style-name="T1"><text:s text:c="2"/></text:span><text:span text:style-name="T2">&lt;accountRef oid=”</text:span><text:span text:style-name="T3">600ddeed-feed-beef-f00d-222233331111</text:span><text:span text:style-name="T2">”/&gt;</text:span><text:span text:style-name="T1"><text:line-break/></text:span><text:span text:style-name="T1"> <text:s/>...</text:span></text:p>
            <text:p text:style-name="P1"><text:span text:style-name="T1">&lt;/user&gt;</text:span></text:p>
          </draw:text-box>
        </draw:frame>
        <draw:path draw:style-name="gr3" draw:text-style-name="P3" draw:layer="layout" svg:width="9.913cm" svg:height="3.623cm" draw:transform="skewX (3.50572407184587E-017) rotate (-0.179768912956569) translate (5.65539005586289cm 1.85715521415399cm)" svg:viewBox="0 0 9914 3624" svg:d="m9440 1632c3456 400-13288 3442-8608 3625">
          <text:p/>
        </draw:path>
        <draw:frame draw:style-name="gr1" draw:text-style-name="P2" draw:layer="layout" svg:width="12.369cm" svg:height="2.111cm" svg:x="1.289cm" svg:y="8.322cm">
          <draw:text-box>
            <text:p text:style-name="P1"><text:span text:style-name="T1">&lt;resource oid="</text:span><text:span text:style-name="T5">abaddeed-1004-dead-b00t-888899994321</text:span><text:span text:style-name="T1">”&gt;</text:span></text:p>
            <text:p text:style-name="P1"><text:span text:style-name="T1"><text:s text:c="2"/></text:span><text:span text:style-name="T1">&lt;name&gt;Piracy Management Core&lt;/name&gt;</text:span><text:span text:style-name="T1"><text:line-break/></text:span><text:span text:style-name="T1"> <text:s/>...</text:span></text:p>
            <text:p text:style-name="P1"><text:span text:style-name="T1">&lt;/resource&gt;</text:span></text:p>
          </draw:text-box>
        </draw:frame>
        <draw:path draw:style-name="gr4" draw:text-style-name="P3" draw:layer="layout" svg:width="6.115cm" svg:height="2.96cm" draw:transform="rotate (-0.179768912956569) translate (13.9754545557877cm 5.70659976406659cm)" svg:viewBox="0 0 6116 2961" svg:d="m4957 6232c3457 399-1602 2093-4957 2961">
          <text:p/>
        </draw:path>
      </draw:page>
      <draw:page draw:name="page3" draw:style-name="dp1" draw:master-page-name="Default">
        <draw:frame draw:style-name="gr1" draw:text-style-name="P2" draw:layer="layout" svg:width="12.149cm" svg:height="2.111cm" svg:x="7.604cm" svg:y="5.064cm">
          <draw:text-box>
            <text:p text:style-name="P1"><text:span text:style-name="T1">&lt;account oid="</text:span><text:span text:style-name="T2">600ddeed</text:span><text:span text:style-name="T3">-feed-beef-f00d-222233331111</text:span><text:span text:style-name="T1">”&gt;</text:span></text:p>
            <text:p text:style-name="P1"><text:span text:style-name="T1"><text:s text:c="2"/></text:span><text:span text:style-name="T1">&lt;name&gt;jsparrow&lt;/name&gt;</text:span><text:span text:style-name="T1"><text:line-break/></text:span><text:span text:style-name="T1"> <text:s/>...</text:span></text:p>
            <text:p text:style-name="P1"><text:span text:style-name="T1">&lt;/account&gt;</text:span></text:p>
          </draw:text-box>
        </draw:frame>
        <draw:frame draw:style-name="gr2" draw:text-style-name="P2" draw:layer="layout" svg:width="13.469cm" svg:height="3.356cm" svg:x="1.602cm" svg:y="1.361cm">
          <draw:text-box>
            <text:p text:style-name="P1"><text:span text:style-name="T1">&lt;user oid="deadbeef-600d-f00d-b004-111111111111”&gt;</text:span></text:p>
            <text:p text:style-name="P1"><text:span text:style-name="T1"><text:s text:c="2"/></text:span><text:span text:style-name="T1">&lt;name&gt;jack&lt;/name&gt;</text:span></text:p>
            <text:p text:style-name="P1"><text:span text:style-name="T1"><text:s text:c="2"/></text:span><text:span text:style-name="T1">&lt;fullName&gt;Cpt. Jack Sparrow&lt;/fullName&gt;</text:span><text:span text:style-name="T1"><text:line-break/></text:span><text:span text:style-name="T1"> <text:s/>...</text:span></text:p>
            <text:p text:style-name="P1"><text:span text:style-name="T1"><text:s text:c="2"/></text:span><text:span text:style-name="T2">&lt;accountRef oid=”</text:span><text:span text:style-name="T3">600ddeed-feed-beef-f00d-222233331111</text:span><text:span text:style-name="T2">”/&gt;</text:span><text:span text:style-name="T1"><text:line-break/></text:span><text:span text:style-name="T1"> <text:s/>...</text:span></text:p>
            <text:p text:style-name="P1"><text:span text:style-name="T1">&lt;/user&gt;</text:span></text:p>
          </draw:text-box>
        </draw:frame>
        <draw:path draw:style-name="gr3" draw:text-style-name="P3" draw:layer="layout" svg:width="8.106cm" svg:height="3.01cm" draw:transform="rotate (-0.179768912956569) translate (7.48700051483636cm 2.19001524827191cm)" svg:viewBox="0 0 8107 3011" svg:d="m7578 1632c3456 400-11334 2829-6654 3011">
          <text:p/>
        </draw:path>
        <draw:frame draw:style-name="gr5" draw:layer="layout" svg:width="2.957cm" svg:height="0.839cm" svg:x="15.224cm" svg:y="2.447cm">
          <draw:text-box>
            <text:p><text:span text:style-name="T6">Reference</text:span></text:p>
          </draw:text-box>
        </draw:frame>
        <draw:frame draw:style-name="gr2" draw:text-style-name="P2" draw:layer="layout" svg:width="12.589cm" svg:height="4.601cm" svg:x="1.508cm" svg:y="9.074cm">
          <draw:text-box>
            <text:p text:style-name="P1"><text:span text:style-name="T1">&lt;user oid="deadbeef-600d-f00d-b004-111111111111”&gt;</text:span></text:p>
            <text:p text:style-name="P1"><text:span text:style-name="T1"><text:s text:c="2"/></text:span><text:span text:style-name="T1">&lt;name&gt;jack&lt;/name&gt;</text:span></text:p>
            <text:p text:style-name="P1"><text:span text:style-name="T1"><text:s text:c="2"/></text:span><text:span text:style-name="T1">&lt;fullName&gt;Cpt. Jack Sparrow&lt;/fullName&gt;</text:span><text:span text:style-name="T1"><text:line-break/></text:span><text:span text:style-name="T1"> <text:s/>...</text:span></text:p>
            <text:p text:style-name="P1"><text:span text:style-name="T1"><text:s text:c="2"/></text:span><text:span text:style-name="T3">&lt;account oid="600ddeed-feed-beef-f00d-222233331111”&gt;</text:span></text:p>
            <text:p text:style-name="P1"><text:span text:style-name="T3"><text:s text:c="4"/></text:span><text:span text:style-name="T3">&lt;name&gt;jsparrow&lt;/name&gt;</text:span><text:span text:style-name="T3"><text:line-break/></text:span><text:span text:style-name="T3"> <text:s text:c="3"/>...</text:span></text:p>
            <text:p text:style-name="P1"><text:span text:style-name="T3"><text:s text:c="2"/></text:span><text:span text:style-name="T3">&lt;/account&gt;</text:span><text:span text:style-name="T1"><text:line-break/></text:span><text:span text:style-name="T1"> <text:s/>...</text:span></text:p>
            <text:p text:style-name="P1"><text:span text:style-name="T1">&lt;/user&gt;</text:span></text:p>
          </draw:text-box>
        </draw:frame>
        <draw:frame draw:style-name="gr5" draw:layer="layout" svg:width="3.042cm" svg:height="1.427cm" svg:x="14.468cm" svg:y="9.382cm">
          <draw:text-box>
            <text:p><text:span text:style-name="T6">Composite</text:span><text:span text:style-name="T6"><text:line-break/></text:span><text:span text:style-name="T6">Object</text:span></text:p>
          </draw:text-box>
        </draw:frame>
      </draw:page>
      <draw:page draw:name="page4" draw:style-name="dp1" draw:master-page-name="Default">
        <draw:custom-shape draw:style-name="gr6" draw:text-style-name="P3" draw:layer="layout" svg:width="12.7cm" svg:height="8.382cm" svg:x="6.588cm" svg:y="6.842cm">
          <text:p/>
          <draw:enhanced-geometry svg:viewBox="0 0 88 21600" draw:glue-points="44 ?f6 44 0 0 10800 44 21600 88 10800" draw:text-areas="0 ?f6 88 ?f3" draw:type="can" draw:modifiers="2135.1217378626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5" draw:layer="layout" svg:width="9.846cm" svg:height="2.061cm" svg:x="8.172cm" svg:y="7.98cm">
          <draw:text-box>
            <text:p text:style-name="P4"><text:span text:style-name="T7">&lt;connector oid="feedf00d</text:span><text:span text:style-name="T8">-feed-b004-f00d-888888881111</text:span><text:span text:style-name="T7">”&gt;</text:span></text:p>
            <text:p text:style-name="P4"><text:span text:style-name="T9"><text:s text:c="2"/></text:span><text:span text:style-name="T10">...</text:span></text:p>
            <text:p text:style-name="P4"><text:span text:style-name="T9"><text:s text:c="2"/></text:span><text:span text:style-name="T9">&lt;connectorType&gt;DbTableConnector&lt;/</text:span><text:span text:style-name="T10">connectorType</text:span><text:span text:style-name="T9">&gt;</text:span><text:span text:style-name="T9"><text:line-break/></text:span><text:span text:style-name="T9"> <text:s/>...</text:span></text:p>
            <text:p text:style-name="P4"><text:span text:style-name="T9">&lt;/account&gt;</text:span></text:p>
          </draw:text-box>
        </draw:frame>
        <draw:frame draw:style-name="gr7" draw:text-style-name="P2" draw:layer="layout" svg:width="12.149cm" svg:height="5.016cm" svg:x="1.602cm" svg:y="1.361cm">
          <draw:text-box>
            <text:p text:style-name="P1"><text:span text:style-name="T1">&lt;resource&gt;</text:span></text:p>
            <text:p text:style-name="P1"><text:span text:style-name="T1"><text:s text:c="2"/></text:span><text:span text:style-name="T1">&lt;name&gt;Gunpower Warehouse&lt;/name&gt;</text:span></text:p>
            <text:p text:style-name="P1"><text:span text:style-name="T1"><text:s text:c="2"/></text:span><text:span text:style-name="T2">&lt;connectorRef type=”</text:span><text:span text:style-name="T3">ConnectorType</text:span><text:span text:style-name="T2">”&gt;</text:span></text:p>
            <text:p text:style-name="P1"><text:span text:style-name="T2"><text:s text:c="4"/></text:span><text:span text:style-name="T2">&lt;equal&gt;</text:span></text:p>
            <text:p text:style-name="P1"><text:span text:style-name="T2"><text:s text:c="6"/></text:span><text:span text:style-name="T2">&lt;value&gt;</text:span></text:p>
            <text:p text:style-name="P1"><text:span text:style-name="T2"><text:s text:c="8"/></text:span><text:span text:style-name="T2">&lt;connectorType&gt;LdapConnector&lt;/connectorType&gt;</text:span></text:p>
            <text:p text:style-name="P1"><text:span text:style-name="T2"><text:s text:c="6"/></text:span><text:span text:style-name="T2">&lt;/value&gt;</text:span></text:p>
            <text:p text:style-name="P1"><text:span text:style-name="T2"><text:s text:c="4"/></text:span><text:span text:style-name="T2">&lt;/equal&gt;</text:span><text:span text:style-name="T2"><text:line-break/></text:span><text:span text:style-name="T2"> <text:s/>&lt;/connectorRef&gt;</text:span><text:span text:style-name="T1"><text:line-break/></text:span><text:span text:style-name="T1"> <text:s/>...</text:span></text:p>
            <text:p text:style-name="P1"><text:span text:style-name="T1">&lt;/user&gt;</text:span></text:p>
          </draw:text-box>
        </draw:frame>
        <draw:path draw:style-name="gr3" draw:text-style-name="P3" draw:layer="layout" svg:width="2.218cm" svg:height="5.974cm" draw:transform="rotate (-0.179768912956569) translate (5.22837707159973cm 3.96259539100081cm)" svg:viewBox="0 0 2219 5975" svg:d="m1898 5928c1818 1477-4885 5793-205 5975">
          <text:p/>
        </draw:path>
        <draw:frame draw:style-name="gr5" draw:text-style-name="P6" draw:layer="layout" svg:width="3.249cm" svg:height="1.427cm" svg:x="14.007cm" svg:y="1.508cm">
          <draw:text-box>
            <text:p text:style-name="P6"><text:span text:style-name="T11">Object from</text:span><text:span text:style-name="T11"><text:line-break/></text:span><text:span text:style-name="T11">import file</text:span></text:p>
          </draw:text-box>
        </draw:frame>
        <draw:frame draw:style-name="gr1" draw:text-style-name="P5" draw:layer="layout" svg:width="9.846cm" svg:height="2.061cm" svg:x="8.172cm" svg:y="10.266cm">
          <draw:text-box>
            <text:p text:style-name="P4"><text:span text:style-name="T9">&lt;connector oid="</text:span><text:span text:style-name="T12">feedf00d</text:span><text:span text:style-name="T13">-feed-b004-f00d-888888882222</text:span><text:span text:style-name="T9">”&gt;</text:span></text:p>
            <text:p text:style-name="P4"><text:span text:style-name="T9"><text:s text:c="2"/></text:span><text:span text:style-name="T10">...</text:span></text:p>
            <text:p text:style-name="P4"><text:span text:style-name="T9"><text:s text:c="2"/></text:span><text:span text:style-name="T14">&lt;connectorType&gt;LdapConnector&lt;/</text:span><text:span text:style-name="T15">connectorType</text:span><text:span text:style-name="T14">&gt;</text:span><text:span text:style-name="T9"><text:line-break/></text:span><text:span text:style-name="T9"> <text:s/>...</text:span></text:p>
            <text:p text:style-name="P4"><text:span text:style-name="T9">&lt;/account&gt;</text:span></text:p>
          </draw:text-box>
        </draw:frame>
        <draw:frame draw:style-name="gr1" draw:text-style-name="P5" draw:layer="layout" svg:width="9.846cm" svg:height="2.061cm" svg:x="8.172cm" svg:y="12.552cm">
          <draw:text-box>
            <text:p text:style-name="P4"><text:span text:style-name="T7">&lt;connector oid="feedf00d</text:span><text:span text:style-name="T8">-feed-b004-f00d-888888883333</text:span><text:span text:style-name="T7">”&gt;</text:span></text:p>
            <text:p text:style-name="P4"><text:span text:style-name="T9"><text:s text:c="2"/></text:span><text:span text:style-name="T10">...</text:span></text:p>
            <text:p text:style-name="P4"><text:span text:style-name="T9"><text:s text:c="2"/></text:span><text:span text:style-name="T9">&lt;connectorType&gt;RumTransferConnector&lt;/</text:span><text:span text:style-name="T10">connectorType</text:span><text:span text:style-name="T9">&gt;</text:span><text:span text:style-name="T9"><text:line-break/></text:span><text:span text:style-name="T9"> <text:s/>...</text:span></text:p>
            <text:p text:style-name="P4"><text:span text:style-name="T9">&lt;/account&gt;</text:span></text:p>
          </draw:text-box>
        </draw:frame>
        <draw:frame draw:style-name="gr5" draw:text-style-name="P7" draw:layer="layout" svg:width="3.783cm" svg:height="0.662cm" svg:x="11.16cm" svg:y="6.942cm">
          <draw:text-box>
            <text:p text:style-name="P7"><text:span text:style-name="T16">midPoint Repository</text:span></text:p>
          </draw:text-box>
        </draw:frame>
        <draw:frame draw:style-name="gr5" draw:text-style-name="P7" draw:layer="layout" svg:width="2.187cm" svg:height="0.839cm" svg:x="3.032cm" svg:y="7.019cm">
          <draw:text-box>
            <text:p text:style-name="P7"><text:span text:style-name="T17">Search</text:span></text:p>
          </draw:text-box>
        </draw:frame>
        <draw:frame draw:style-name="gr8" draw:text-style-name="P2" draw:layer="layout" svg:width="18.313cm" svg:height="2.526cm" svg:x="1.344cm" svg:y="16.254cm">
          <draw:text-box>
            <text:p text:style-name="P1"><text:span text:style-name="T1">&lt;resource&gt;</text:span></text:p>
            <text:p text:style-name="P1"><text:span text:style-name="T1"><text:s text:c="2"/></text:span><text:span text:style-name="T1">&lt;name&gt;Gunpower Warehouse&lt;/name&gt;</text:span></text:p>
            <text:p text:style-name="P1"><text:span text:style-name="T1"><text:s text:c="2"/></text:span><text:span text:style-name="T18">&lt;connectorRef oid=”</text:span><text:span text:style-name="T19">feedf00d-feed-b004-f00d-888888882222</text:span><text:span text:style-name="T18">” type=”</text:span><text:span text:style-name="T19">ConnectorType</text:span><text:span text:style-name="T18">”&gt;</text:span></text:p>
            <text:p text:style-name="P1"><text:span text:style-name="T1"><text:s text:c="2"/></text:span><text:span text:style-name="T1">...</text:span></text:p>
            <text:p text:style-name="P1"><text:span text:style-name="T1">&lt;/user&gt;</text:span></text:p>
          </draw:text-box>
        </draw:frame>
        <draw:path draw:style-name="gr9" draw:text-style-name="P3" draw:layer="layout" svg:width="4.287cm" svg:height="6.64cm" draw:transform="rotate (-0.179768912956569) translate (14.8874422395429cm 10.4679274095876cm)" svg:viewBox="0 0 4288 6641" svg:d="m2450 15275c4480 735-378 5490-2450 6641">
          <text:p/>
        </draw:path>
        <draw:frame draw:style-name="gr5" draw:text-style-name="P8" draw:layer="layout" svg:width="7.754cm" svg:height="0.839cm" svg:x="11.28cm" svg:y="18.78cm">
          <draw:text-box>
            <text:p text:style-name="P8"><text:span text:style-name="T20">Object imported into reposit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dovan Semančík</meta:initial-creator>
    <meta:creation-date>2011-09-26T09:54:45</meta:creation-date>
    <dc:date>2011-09-26T11:46:59</dc:date>
    <dc:creator>Radovan Semančík</dc:creator>
    <meta:editing-duration>PT01H52M14S</meta:editing-duration>
    <meta:editing-cycles>6</meta:editing-cycles>
    <meta:generator>OpenOffice.org/3.2$Linux OpenOffice.org_project/320m12$Build-9483</meta:generator>
    <meta:document-statistic meta:object-count="26"/>
  </office:meta>
</office:document-meta>
</file>